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A000001B26FF2D70C.png"/>
  <manifest:file-entry manifest:media-type="image/png" manifest:full-path="Pictures/100002010000013E000001602B081F8B.png"/>
  <manifest:file-entry manifest:media-type="image/png" manifest:full-path="Pictures/100002010000013E00000160D6E805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89cm" svg:height="15.307cm" svg:x="1.3cm" svg:y="-0.007cm">
          <draw:image xlink:href="Pictures/10000201000001BA000001B26FF2D70C.png" xlink:type="simple" xlink:show="embed" xlink:actuate="onLoad">
            <text:p/>
          </draw:image>
        </draw:frame>
        <draw:frame draw:style-name="gr1" draw:text-style-name="P1" draw:layer="layout" svg:width="11.215cm" svg:height="12.415cm" svg:x="7cm" svg:y="5.8cm">
          <draw:image xlink:href="Pictures/100002010000013E000001602B081F8B.png" xlink:type="simple" xlink:show="embed" xlink:actuate="onLoad">
            <text:p/>
          </draw:image>
        </draw:frame>
        <draw:frame draw:style-name="gr1" draw:text-style-name="P1" draw:layer="layout" svg:width="11.215cm" svg:height="12.415cm" svg:x="0.3cm" svg:y="5.685cm">
          <draw:image xlink:href="Pictures/100002010000013E00000160D6E805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7T12:57:23</meta:creation-date>
    <dc:date>2010-04-07T13:01:28</dc:date>
    <meta:editing-duration>PT00H04M07S</meta:editing-duration>
    <meta:editing-cycles>1</meta:editing-cycles>
    <meta:document-statistic meta:object-count="3"/>
    <meta:generator>OpenOffice.org/3.2$Unix OpenOffice.org_project/320m12$Build-9483</meta:generator>
  </office:meta>
</office:document-meta>
</file>